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7b26"/>
    </style:style>
    <style:style style:name="P2" style:family="paragraph" style:parent-style-name="Standard">
      <style:text-properties officeooo:paragraph-rsid="002f9fdf"/>
    </style:style>
    <style:style style:name="T1" style:family="text">
      <style:text-properties officeooo:rsid="00107b26"/>
    </style:style>
    <style:style style:name="T2" style:family="text">
      <style:text-properties officeooo:rsid="00120335"/>
    </style:style>
    <style:style style:name="T3" style:family="text">
      <style:text-properties officeooo:rsid="001243fa"/>
    </style:style>
    <style:style style:name="T4" style:family="text">
      <style:text-properties officeooo:rsid="00125c99"/>
    </style:style>
    <style:style style:name="T5" style:family="text">
      <style:text-properties officeooo:rsid="00140a8b"/>
    </style:style>
    <style:style style:name="T6" style:family="text">
      <style:text-properties officeooo:rsid="00157718"/>
    </style:style>
    <style:style style:name="T7" style:family="text">
      <style:text-properties officeooo:rsid="00167918"/>
    </style:style>
    <style:style style:name="T8" style:family="text">
      <style:text-properties officeooo:rsid="00181ec5"/>
    </style:style>
    <style:style style:name="T9" style:family="text">
      <style:text-properties officeooo:rsid="00191ab6"/>
    </style:style>
    <style:style style:name="T10" style:family="text">
      <style:text-properties officeooo:rsid="00197c8f"/>
    </style:style>
    <style:style style:name="T11" style:family="text">
      <style:text-properties officeooo:rsid="001b4e88"/>
    </style:style>
    <style:style style:name="T12" style:family="text">
      <style:text-properties officeooo:rsid="001efb87"/>
    </style:style>
    <style:style style:name="T13" style:family="text">
      <style:text-properties officeooo:rsid="00200b70"/>
    </style:style>
    <style:style style:name="T14" style:family="text">
      <style:text-properties officeooo:rsid="00211b69"/>
    </style:style>
    <style:style style:name="T15" style:family="text">
      <style:text-properties officeooo:rsid="002197f1"/>
    </style:style>
    <style:style style:name="T16" style:family="text">
      <style:text-properties officeooo:rsid="002199d0"/>
    </style:style>
    <style:style style:name="T17" style:family="text">
      <style:text-properties officeooo:rsid="00222e91"/>
    </style:style>
    <style:style style:name="T18" style:family="text">
      <style:text-properties officeooo:rsid="00241bf1"/>
    </style:style>
    <style:style style:name="T19" style:family="text">
      <style:text-properties officeooo:rsid="0024361b"/>
    </style:style>
    <style:style style:name="T20" style:family="text">
      <style:text-properties officeooo:rsid="00255055"/>
    </style:style>
    <style:style style:name="T21" style:family="text">
      <style:text-properties officeooo:rsid="00276a24"/>
    </style:style>
    <style:style style:name="T22" style:family="text">
      <style:text-properties officeooo:rsid="002a3717"/>
    </style:style>
    <style:style style:name="T23" style:family="text">
      <style:text-properties officeooo:rsid="002c1841"/>
    </style:style>
    <style:style style:name="T24" style:family="text">
      <style:text-properties officeooo:rsid="002eebd9"/>
    </style:style>
    <style:style style:name="T25" style:family="text">
      <style:text-properties officeooo:rsid="002f9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Решил тут я кинуть параллельную спектрумовскую шину в USB. Ну и что люди обычно делают <text:s/>если нужно подогнать крутую тачку, а сроки поджимают? Естес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8">mp3 decoder</text:span><text:span text:style-name="T1">, ну плеер не в этом видео. Вот например можно стянуть готовые проекты с USB у компании ST. </text:span><text:span text:style-name="T2">А еще есть какие то психи что USB на attiny подняли, ну я думаю что меня смотрит грамотная аудитори</text:span><text:span text:style-name="T6">я</text:span><text:span text:style-name="T2">, понимающая что такое программная реализация. Вот в случае с USB явн</text:span><text:span text:style-name="T3">о</text:span><text:span text:style-name="T2"> не хватает всего этого, </text:span><text:span text:style-name="T4">видите сколько </text:span><text:span text:style-name="T5">элементов</text:span><text:span text:style-name="T4">, </text:span><text:span text:style-name="T3">по моему скромному мнени</text:span><text:span text:style-name="T6">ю</text:span><text:span text:style-name="T3"> </text:span><text:span text:style-name="T7">они здесь</text:span><text:span text:style-name="T3"> явно не лишн</text:span><text:span text:style-name="T7">и</text:span><text:span text:style-name="T3">е </text:span><text:span text:style-name="T7">(usb_electrical.png)</text:span><text:span text:style-name="T2">.</text:span><text:span text:style-name="T9"> </text:span><text:span text:style-name="T10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11">его</text:span><text:span text:style-name="T10"> WinXP, гениальный софт работавший поверх нее, или все же само устройство. В общем <text:s/>это решение теперь под сомнением, и лучши</text:span><text:span text:style-name="T11">м</text:span><text:span text:style-name="T10"> способом увеличить стабильность </text:span><text:span text:style-name="T11">является</text:span><text:span text:style-name="T10"> написание еще одного такого же </text:span><text:span text:style-name="T21">рядом</text:span><text:span text:style-name="T10">. Обратимся к первоисточнику, в случае с USB все совсем без заморочек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11">И да, её можно просто скачать не покупая даже за символическую сумму, как это иногда бывает со стандартами. </text:span><text:span text:style-name="T12">О стандартной реализации говорить нечего, он стандартн</text:span><text:span text:style-name="T14">ый</text:span><text:span text:style-name="T12"> и работает. </text:span><text:span text:style-name="T17">Вообще в программировании </text:span><text:span text:style-name="T18">наверное самый часто используемый термин это уровень абстракции. Так вот, </text:span><text:span text:style-name="T19">USB имеет таких аж четыре</text:span><text:span text:style-name="T18">. </text:span><text:span text:style-name="T19">И именно такая сложная модель и дает возможность</text:span><text:span text:style-name="T18"> подключить в хаб еще один хаб, а в него уже мышкоклавиатуру и клавиатуру с мышкой. И </text:span><text:span text:style-name="T19">после </text:span><text:span text:style-name="T18">компьютер как ни в чем не бывало распознает их как четыре разных устройства. </text:span><text:span text:style-name="T19">При чем без разницы, какая операционка стоит на этом компьютере, ведь ее программисты </text:span><text:span text:style-name="T20">читали ровно ту же PDFку что и мы</text:span><text:span text:style-name="T19">. При этом сам USB </text:span><text:span text:style-name="T20">является</text:span><text:span text:style-name="T19"> еще одн</text:span><text:span text:style-name="T20">ой</text:span><text:span text:style-name="T19"> абстракци</text:span><text:span text:style-name="T20">ей</text:span><text:span text:style-name="T19">, </text:span><text:span text:style-name="T20">реализовав которую мы просто про нее забыли. И получаетсвя что вся суть этого видео вот в этой функции, я думаю она выглядит просто гениально.<text:line-break/></text:span><text:span text:style-name="T25">IsrHandler() {</text:span></text:p>
      <text:p text:style-name="P2"><text:span text:style-name="T25">fillDescr(portPoll());</text:span></text:p>
      <text:p text:style-name="P2"><text:span text:style-name="T25">}</text:span></text:p>
      <text:p text:style-name="P2"><text:span text:style-name="T12">Дын дын ды</text:span><text:span text:style-name="T13">н, карбофосику чуть чуть на контактик втягивающего,</text:span><text:span text:style-name="T12"> дын </text:span><text:span text:style-name="T13">дын,</text:span><text:span text:style-name="T12"> broken tips, shining pins, семера завелась, </text:span><text:span text:style-name="T22">игорь,</text:span><text:span text:style-name="T12"> </text:span><text:span text:style-name="T15">хватит пить </text:span><text:span text:style-name="T16">росинку</text:span><text:span text:style-name="T15">,</text:span><text:span text:style-name="T12"> </text:span><text:span text:style-name="T15">пора сделать крюк в 100 км</text:span><text:span text:style-name="T12">. </text:span><text:span text:style-name="T24">Запускаем NFS под линуксом, вино на экране, отвертка в кармане.</text:span><text:span text:style-name="T12"> </text:span><text:span text:style-name="T22">Что? Вы назвали меня диванным экспертом? Тогда я </text:span><text:span text:style-name="T23">вызываю</text:span><text:span text:style-name="T22"> лаурель, простите за мое произношение, лауре</text:span><text:span text:style-name="T24">е</text:span><text:span text:style-name="T22">ль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398" meta:character-count="2503" meta:non-whitespace-character-count="2106"/>
  </office:meta>
</office:document-meta>
</file>